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18.00416mm" fo:page-width="126.9999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848484" draw:opacity="69.9999988079071%" draw:stroke="none"/>
    </style:style>
    <style:style style:family="graphic" style:name="style-3">
      <style:graphic-properties draw:fill="none" draw:stroke="solid" svg:stroke-color="#060606" draw:stroke-linejoin="miter" svg:stroke-opacity="100.0%" svg:stroke-width="0.26458332mm"/>
    </style:style>
  </office:automatic-styles>
  <office:body>
    <office:drawing>
      <draw:page draw:master-page-name="Default" draw:name="page1" draw:style-name="DP1">
        <draw:g>
          <draw:g>
            <draw:g>
              <draw:path svg:d="M 12632.847 8244.577 C 12384.746 8067.333 12517.806 7728.349 12402.474 7484.932 C 12323.178 7313.509 12147.997 7156.108 12051.107 6981.88 C 11983.612 6859.113 11909.635 6461.603 11883.097 6316.294 C 11887.118 6288.4863 11891.061 6261.128 11884.473 6241.2314 C 11858.015 6161.724 11755.9375 6024.4053 11757.631 5939.8447 C 11770.914 5847.717 11813.062 5759.081 11833.223 5677.272 C 11847.906 5575.7515 11848.118 5443.7773 11844.229 5339.611 C 11826.951 5006.6855 11589.488 5019.809 11328.212 4934.7725 L 11406.82 4578.4053 L 12035.84 4084.6926 L 12082.486 3949.8875 L 11926.515 2946.9314 L 11750.435 2723.1467 L 11381.658 1953.4476 L 11332.948 1634.9688 L 11321.254 1190.3364 L 11265.877 1050.3718 L 10683.583 711.75806 L 10468.608 699.5873 L 10249.322 846.9337 L 10001.17 933.69055 L 8739.558 1044.0747 L 7512.367 989.5441 L 6960.526 890.9339 C 6855.327 1036.1372 6659.033 1215.1279 6475.8623 1245.449 L 6425.592 1200.3905 C 6432.2065 1154.4854 6456.257 1053.7584 6480.043 1019.8653 C 6577.0127 873.36554 6743.012 765.3361 6855.778 640.0824 C 6878.2676 614.94696 6900.9688 589.86444 6915.812 545.17633 C 6777.6997 525.2532 6411.1987 1037.8834 6112.352 1023.1197 C 6010.461 1008.3824 5912.4062 965.86383 5811.2827 951.2853 C 5783.475 947.29004 5752.9946 961.8421 5725.187 957.82056 C 5690.553 943.2949 5591.4404 901.1997 5567.2837 878.73663 C 5455.7354 805.7646 5213.007 459.90125 5387.1025 362.4552 C 5572.972 247.75832 5810.3037 630.7427 5925.927 609.49664 L 5948.31 584.9433 C 5936.4043 479.0306 5724.3936 373.22375 5640.653 304.37915 C 5624.804 283.60938 5608.797 262.33688 5591.652 250.48355 C 5575.671 229.18459 5395.331 108.95793 5378.186 97.07814 C 5262.801 42.52106 4942.867 -22.619356 4824.995 7.728352 C 4504.3994 74.588554 4104.376 167.85417 3795.1572 283.0802 C 3704.1934 326.8423 3473.2124 491.33374 3388.228 554.75433 C 3345.789 585.97516 3319.7803 639.1035 3278.5847 661.51373 C 3155.871 728.5856 2991.988 752.29224 2867.978 828.43933 C 2725.2354 902.0199 2605.1675 1016.82263 2461.0488 1100.1135 C 2338.3616 1167.0795 2198.3176 1222.1129 2068.8572 1269.7114 C 1960.8278 1301.0116 1846.7395 1303.4723 1746.4624 1345.7792 C 1597.2903 1399.4895 1169.7767 1554.5618 1055.6354 1623.3535 C 972.7679 1677.0903 895.5889 1949.029 819.1508 2022.6096 C 798.01056 2038.511 752.8726 2022.4774 742.42163 2030.4941 C 722.8689 2037.1088 708.39624 2072.9067 697.7335 2080.7915 C 683.1021 2116.1396 653.9185 2187.6301 649.92334 2215.4377 C 641.9329 2336.855 728.9279 2386.729 652.2252 2526.72 C 448.67853 2431.5234 560.3592 2249.3577 235.23918 2211.8398 L 217.90898 2331.9343 L 324.27145 3035.8318 L 352.79355 3228.3428 L 241.66856 3608.3638 C 163.4048 3691.2844 27.303146 3718.9595 0.63316244 3837.7046 C -3.3620455 3865.5122 12.645245 3886.7585 18.016289 3915.4395 C 21.77337 3953.9097 7.327121 3989.6284 11.057747 4028.0725 C 41.590664 4145.4946 562.3964 4390.102 585.9444 4553.985 C 625.0763 4738.955 474.3961 4933.9526 504.6115 5117.6533 C 520.4071 5204.8335 662.48834 5262.989 690.349 5332.8384 C 716.7809 5412.505 589.8867 5506.723 703.3136 5570.3286 L 501.91278 6182.4688 L 653.0692 6506.4243 L 610.47125 6669.593 L 900.878 6947.6167 L 930.2732 7527.0015 L 693.12714 8058.1787 L 880.2934 8066.8306 L 941.4915 7839.2886 L 1201.6034 7801.718 L 1268.2784 8122.7896 L 1410.6771 8312.682 L 2416.173 8599.41 L 2643.1855 8528.422 L 2739.203 8712.36 L 2496.2358 8960.09 L 2457.8184 9095.688 L 2655.4885 9161.94 L 2996.854 9607.499 L 3139.8347 9665.813 L 3256.9924 9503.358 L 3432.0142 9406.071 L 3443.9998 9322.886 L 3245.1655 9190.197 L 3320.9685 9059.969 L 3673.817 9157.865 L 3893.7915 9340.561 L 4160.5176 9445.309 L 4403.1406 9338.682 L 4432.1123 9531.245 L 4310.0073 9655.281 L 4538.237 9904.757 L 4698.7065 9966.008 L 4880.7666 9879.304 L 5107.3555 10072.265 L 5509.178 10101.845 L 5517.4067 10234.904 L 5596.623 10472.658 L 5856.6025 10699.009 L 5930.8447 10898.135 L 6038.3184 11007.804 L 6042.1284 11178.169 L 6306.024 11112.738 L 6379.128 10868.607 L 6668.688 10693.109 L 6907.4746 11057.864 L 7122.0776 11145.547 L 7177.5347 11285.193 L 7170.973 11520.328 L 7470.6934 11535.437 L 7682.095 11244.977 L 7887.6763 11133.006 L 8117.1763 11175.656 L 8385.199 11082.655 L 8661.424 11254.157 L 8849.78 11064.584 L 9482.638 10986.611 L 9972.144 11122.845 L 10136.317 11429.813 L 10799.548 11666.986 L 11175.177 11739.562 L 11237.222 11644.947 L 11020.078 11444.075 L 11042.594 11230.08 L 10936.866 10649.1875 L 10983.618 10457.841 L 12186.732 8783.558 L 12454.888 8690.133 L 12574.294 8584.829 L 12626.126 8422.269 L 12632.847 8244.577 z" svg:height="117.395615mm" draw:style-name="style-2" svg:viewBox="0.0 0.0 12632.847 11739.562" svg:width="126.32847mm" svg:x="0.3844581mm" svg:y="0.25344414mm"/>
              <draw:path svg:d="M 12632.847 8244.577 C 12384.746 8067.333 12517.806 7728.349 12402.474 7484.932 C 12323.178 7313.509 12147.997 7156.108 12051.107 6981.88 C 11983.612 6859.113 11909.635 6461.603 11883.097 6316.294 C 11887.118 6288.4863 11891.061 6261.128 11884.473 6241.2314 C 11858.015 6161.724 11755.9375 6024.4053 11757.631 5939.8447 C 11770.914 5847.717 11813.062 5759.081 11833.223 5677.272 C 11847.906 5575.7515 11848.118 5443.7773 11844.229 5339.611 C 11826.951 5006.6855 11589.488 5019.809 11328.212 4934.7725 L 11406.82 4578.4053 L 12035.84 4084.6926 L 12082.486 3949.8875 L 11926.515 2946.9314 L 11750.435 2723.1467 L 11381.658 1953.4476 L 11332.948 1634.9688 L 11321.254 1190.3364 L 11265.877 1050.3718 L 10683.583 711.75806 L 10468.608 699.5873 L 10249.322 846.9337 L 10001.17 933.69055 L 8739.558 1044.0747 L 7512.367 989.5441 L 6960.526 890.9339 C 6855.327 1036.1372 6659.033 1215.1279 6475.8623 1245.449 L 6425.592 1200.3905 C 6432.2065 1154.4854 6456.257 1053.7584 6480.043 1019.8653 C 6577.0127 873.36554 6743.012 765.3361 6855.778 640.0824 C 6878.2676 614.94696 6900.9688 589.86444 6915.812 545.17633 C 6777.6997 525.2532 6411.1987 1037.8834 6112.352 1023.1197 C 6010.461 1008.3824 5912.4062 965.86383 5811.2827 951.2853 C 5783.475 947.29004 5752.9946 961.8421 5725.187 957.82056 C 5690.553 943.2949 5591.4404 901.1997 5567.2837 878.73663 C 5455.7354 805.7646 5213.007 459.90125 5387.1025 362.4552 C 5572.972 247.75832 5810.3037 630.7427 5925.927 609.49664 L 5948.31 584.9433 C 5936.4043 479.0306 5724.3936 373.22375 5640.653 304.37915 C 5624.804 283.60938 5608.797 262.33688 5591.652 250.48355 C 5575.671 229.18459 5395.331 108.95793 5378.186 97.07814 C 5262.801 42.52106 4942.867 -22.619356 4824.995 7.728352 C 4504.3994 74.588554 4104.376 167.85417 3795.1572 283.0802 C 3704.1934 326.8423 3473.2124 491.33374 3388.228 554.75433 C 3345.789 585.97516 3319.7803 639.1035 3278.5847 661.51373 C 3155.871 728.5856 2991.988 752.29224 2867.978 828.43933 C 2725.2354 902.0199 2605.1675 1016.82263 2461.0488 1100.1135 C 2338.3616 1167.0795 2198.3176 1222.1129 2068.8572 1269.7114 C 1960.8278 1301.0116 1846.7395 1303.4723 1746.4624 1345.7792 C 1597.2903 1399.4895 1169.7767 1554.5618 1055.6354 1623.3535 C 972.7679 1677.0903 895.5889 1949.029 819.1508 2022.6096 C 798.01056 2038.511 752.8726 2022.4774 742.42163 2030.4941 C 722.8689 2037.1088 708.39624 2072.9067 697.7335 2080.7915 C 683.1021 2116.1396 653.9185 2187.6301 649.92334 2215.4377 C 641.9329 2336.855 728.9279 2386.729 652.2252 2526.72 C 448.67853 2431.5234 560.3592 2249.3577 235.23918 2211.8398 L 217.90898 2331.9343 L 324.27145 3035.8318 L 352.79355 3228.3428 L 241.66856 3608.3638 C 163.4048 3691.2844 27.303146 3718.9595 0.63316244 3837.7046 C -3.3620455 3865.5122 12.645245 3886.7585 18.016289 3915.4395 C 21.77337 3953.9097 7.327121 3989.6284 11.057747 4028.0725 C 41.590664 4145.4946 562.3964 4390.102 585.9444 4553.985 C 625.0763 4738.955 474.3961 4933.9526 504.6115 5117.6533 C 520.4071 5204.8335 662.48834 5262.989 690.349 5332.8384 C 716.7809 5412.505 589.8867 5506.723 703.3136 5570.3286 L 501.91278 6182.4688 L 653.0692 6506.4243 L 610.47125 6669.593 L 900.878 6947.6167 L 930.2732 7527.0015 L 693.12714 8058.1787 L 880.2934 8066.8306 L 941.4915 7839.2886 L 1201.6034 7801.718 L 1268.2784 8122.7896 L 1410.6771 8312.682 L 2416.173 8599.41 L 2643.1855 8528.422 L 2739.203 8712.36 L 2496.2358 8960.09 L 2457.8184 9095.688 L 2655.4885 9161.94 L 2996.854 9607.499 L 3139.8347 9665.813 L 3256.9924 9503.358 L 3432.0142 9406.071 L 3443.9998 9322.886 L 3245.1655 9190.197 L 3320.9685 9059.969 L 3673.817 9157.865 L 3893.7915 9340.561 L 4160.5176 9445.309 L 4403.1406 9338.682 L 4432.1123 9531.245 L 4310.0073 9655.281 L 4538.237 9904.757 L 4698.7065 9966.008 L 4880.7666 9879.304 L 5107.3555 10072.265 L 5509.178 10101.845 L 5517.4067 10234.904 L 5596.623 10472.658 L 5856.6025 10699.009 L 5930.8447 10898.135 L 6038.3184 11007.804 L 6042.1284 11178.169 L 6306.024 11112.738 L 6379.128 10868.607 L 6668.688 10693.109 L 6907.4746 11057.864 L 7122.0776 11145.547 L 7177.5347 11285.193 L 7170.973 11520.328 L 7470.6934 11535.437 L 7682.095 11244.977 L 7887.6763 11133.006 L 8117.1763 11175.656 L 8385.199 11082.655 L 8661.424 11254.157 L 8849.78 11064.584 L 9482.638 10986.611 L 9972.144 11122.845 L 10136.317 11429.813 L 10799.548 11666.986 L 11175.177 11739.562 L 11237.222 11644.947 L 11020.078 11444.075 L 11042.594 11230.08 L 10936.866 10649.1875 L 10983.618 10457.841 L 12186.732 8783.558 L 12454.888 8690.133 L 12574.294 8584.829 L 12626.126 8422.269 L 12632.847 8244.577 z" svg:height="117.395615mm" draw:style-name="style-3" svg:viewBox="0.0 0.0 12632.847 11739.562" svg:width="126.32847mm" svg:x="0.3844581mm" svg:y="0.25344414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18.00416mm" fo:page-width="126.9999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